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37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19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46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ffff6d" fo:border="0.74pt solid #000000"/>
    </style:style>
    <style:style style:name="ce26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ackground-color="#ffffa6" fo:border="0.74pt solid #000000"/>
    </style:style>
    <style:style style:name="ce5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2">
      <style:table-cell-properties fo:background-color="#ffff6d" fo:border="0.74pt solid #000000"/>
    </style:style>
    <style:style style:name="ce61" style:family="table-cell" style:parent-style-name="Default" style:data-style-name="N2">
      <style:table-cell-properties fo:background-color="#ffffa6" fo:border="0.74pt solid #000000"/>
    </style:style>
    <style:style style:name="ce32" style:family="table-cell" style:parent-style-name="Default" style:data-style-name="N2">
      <style:table-cell-properties fo:border="0.74pt solid #000000"/>
    </style:style>
    <style:style style:name="ce6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6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1"/>
          <table:table-cell/>
          <table:table-cell office:value-type="string" calcext:value-type="string">
            <text:p><text:s/></text:p>
          </table:table-cell>
          <table:table-cell table:style-name="ce6" office:value-type="string" calcext:value-type="string" table:number-columns-spanned="2" table:number-rows-spanned="1">
            <text:p>Error Recovery Quality</text:p>
          </table:table-cell>
          <table:covered-table-cell/>
          <table:table-cell table:style-name="ce1" office:value-type="string" calcext:value-type="string" table:number-columns-spanned="1" table:number-rows-spanned="2">
            <text:p>Analysis</text:p>
          </table:table-cell>
          <table:table-cell table:style-name="ce1" office:value-type="string" calcext:value-type="string" table:number-columns-spanned="1" table:number-rows-spanned="2">
            <text:p>Por que none?</text:p>
          </table:table-cell>
          <table:table-cell table:number-columns-spanned="1" table:number-rows-spanned="2"/>
          <table:table-cell/>
        </table:table-row>
        <table:table-row table:style-name="ro1">
          <table:covered-table-cell/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Alt2</text:p>
          </table:table-cell>
          <table:table-cell/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Upath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office:value-type="string" calcext:value-type="string">
            <text:p>After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Não havia uma label em um token em um nívelmais acima</text:p>
          </table:table-cell>
        </table:table-row>
        <table:table-row table:style-name="ro1">
          <table:table-cell office:value-type="string" calcext:value-type="string">
            <text:p>AfterIteratorSymbol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sincronizou corretamente e perdeu o restante da entrada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(primary / qualIdent)’ na regra statementExpress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fterNew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árvore de forma errada, porém consegue sincronizar após o statement (Standard). Não sincronizou corretamente e perdeu o restante da entrada após o erro (Hard). Perdeu alguns tokens (Alt2)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após primeiro ‘new’ da regra primaryBase e em expression na regra primaryRes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lguns tokens, porém consegue sincronizar após o statement (Hard, Standard). Sincroniza incorretamente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nique e Upath <text:s/>descartam alguns tokens, porém consegue sincronizar após o statement. Ambos perdem um token a mais do que o Hard e o Standard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consegue sincronizar, reconhece a árvore de forma errada e descarta muitos tokens (Standard). Não consegue sincronizar e perde toda a entrada após o erro (Hard). Desempenho similar ao Standard, porém diferente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Typ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Descarta todo o bloco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nnotationTypeBody na regra annotationType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gument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Perdeu muitos tokens e se confundiu com o reconhecimento da árvore, porém conseguiu sincornizar mais adia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guments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Hard). Sincroniza incorretamente e descarta vários tokens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art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guments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4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good</text:p>
          </table:table-cell>
          <table:table-cell table:style-name="ce4" office:value-type="string" calcext:value-type="string">
            <text:p>Descarta alguns tokens, porém consegue sincronizar após o statement (Standard). Descarta toda a entrad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int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rayInitializer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rrayInitializer na regra arrayCreator e em variableDeclarator na regra variableDeclaratorList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Asterisk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na regra static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perto de ‘synchronized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’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ken mais geral</text:p>
          </table:table-cell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Perde todos os tokens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CLASS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terceir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os os tokens após o erro (Alt2)</text:p>
          </table:table-cell>
          <table:table-cell office:value-type="string" calcext:value-type="string">
            <text:p><text:s/></text:p>
          </table:table-cell>
          <table:table-cell table:number-columns-repeated="2" table:style-name="ce46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chFormalParame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sincronizou corretamente e perdeu o restante da entrada (Hard). Perdeu todos os tokens após o erro, porém se saiu melhor do que o Hard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unca a label é lançada, pois o first do lado direito da regra possui anotação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lass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Body na regra normalClassDeclar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Não consegue sincronizar e perde a maior parte da entrada após o erro, porém reconhece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classCreator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Creator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penas um token, porém a estrutura do comando está errada (Standard). Não reconhece o restante da entrada após o erro (Hard). Perde toda a informação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Creator n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Type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supercl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interfaceType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TypeErr4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Perde toda a informação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table:style-name="ce4" office:value-type="string" calcext:value-type="string">
            <text:p>Reconhece incorretamente o comando onde ocorre o erro, porém sincroniza logo em seguida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mante e perde toda a entrada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witchLab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ol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:’ n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olon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Não sincroniza corretamente, porém reconhece muito mais tokens do que o Hard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Avaliable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Reconhece os parâmetros ocorre o erro incorretamente, porém sincroniza logo em seguida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Declarator na regra methodHea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onstrutorBody na regra constructor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onstructor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Perde toda a informação do corpo do Enum e não sincroniza 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interfac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nnotationTyp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um token, porém sincronizou corretamente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elementValue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u o statement onde ocorreu o erro corretament, mas sincronizou corretamente depois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Avaliable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Sincroniza incorretamente e perde toda a entrada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da regra localVariableDeclarationStatement e em arguments da regra classCre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m duas labels em níveis mais acima</text:p>
          </table:table-cell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 e perde toda a entrada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penúltimo ‘.’ d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default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elementValuePai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lementValue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singleElementAnno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Pair da regra elementValuePai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Sincroniza in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valiable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localVariableDeclaration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</table:table-row>
        <table:table-row table:style-name="ro1">
          <table:table-cell office:value-type="string" calcext:value-type="string">
            <text:p>EqAvaliableErr3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Perde a informação do que vem depois do token ‘try’, porém sincroniza logo em seguida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good</text:p>
          </table:table-cell>
          <table:table-cell office:value-type="string" calcext:value-type="string">
            <text:p>Perde a informação do resourceSpecification após o try, mas sincroniza corretamente. Upath se sai melhor que o Standard e o Hard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Perde a informação do segundo tipo e do nome da exceção capturada no catch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path se saiu igual ao Standard e Hard, e o Unique perdeu um token a mais do que eles, mas todos consguiram sincronizar corretamente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Ampersand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atando label em ‘: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</table:table-row>
        <table:table-row table:style-name="ro1">
          <table:table-cell office:value-type="string" calcext:value-type="string">
            <text:p>EqualPlus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Perde a informação da expressão, porém sincroniza 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47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expression da regra argument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xpressionErr8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54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9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Parameter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Sincroniza corretamente, mas descarta alguns tokens (Hard, 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formalParameter da regra formalParamete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Paramet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ArgumentsOrDiamo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0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in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étim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oitavo Identifier da regra primaryBase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IdErr1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Identifier da regra primaryRest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classTypeWithDiamond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inferredFormal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2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Class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6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8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9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;' após statmentExpression na regra statement, em ‘:’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m duas labels em um token em um nível acima</text:p>
          </table:table-cell>
        </table:table-row>
        <table:table-row table:style-name="ro1">
          <table:table-cell office:value-type="string" calcext:value-type="string">
            <text:p>Interfac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Body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TypeList na regra extendsInterface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nterfaceWord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interface'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('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uma label em um token em um nível mais acima</text:p>
          </table:table-cell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interface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assinatura incorretamente, mas consegue sincronizar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methodDeclarator da regra methodHeade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MinusEqualGrea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após primeiro ‘new’ da regra primaryBase e em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ParExpression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após statementExpression na regra statement e em ‘:’ na regra stat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uma label em um token em um nível mais acima</text:p>
          </table:table-cell>
        </table:table-row>
        <table:table-row table:style-name="ro1">
          <table:table-cell office:value-type="string" calcext:value-type="string">
            <text:p>ParExpression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após statementExpression na regra statement, em ‘:’ na regra statment e em parExpression após primeiro ‘while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duas label em um nível mais acima</text:p>
          </table:table-cell>
        </table:table-row>
        <table:table-row table:style-name="ro1">
          <table:table-cell office:value-type="string" calcext:value-type="string">
            <text:p>Par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xpression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arExpression após o ‘synchronized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PrimaryQualIdent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lIdent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Brack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Bra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Brack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primaryRe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Brack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dimExp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rgument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IRST de unary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singleElementAnnot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parExpress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TypeErr3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OLLOW de infix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alguns tokens, mas consegue sincronizar corretamente. Não reconhece granda parte da entrada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result e em methodDeclarator na regra methodHeade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adicionar outra label para ajudar a sincronizar com a entrada</text:p>
          </table:table-cell>
        </table:table-row>
        <table:table-row table:style-name="ro1">
          <table:table-cell office:value-type="string" calcext:value-type="string">
            <text:p>SUPER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UPER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;’ d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localVariableDeclaration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9.java</text:p>
          </table:table-cell>
          <table:table-cell table:style-name="ce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mentErr1.java</text:p>
          </table:table-cell>
          <table:table-cell table:style-name="ce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ment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ment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statement após primeiro token ‘while’ da regra statement e em ‘:’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Statement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ment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statement da regra stat2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tatement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tatement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tatementExpression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Expression na regra statementExpression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Argument na regra typeArgument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List na regra typeParameter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 na regra type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Unary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OLLOW de cast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UnaryExpression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 na regra variableDeclarato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VariableDeclarator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Confunde o método como um construtor, porém sincroniza corretamente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Unique perdeu um token a mais do que o Standard e o Hard, mas conseguiu sincronizar corretamen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List na regra consta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variableInitializer na regra variable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WHILE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table:style-name="ce5" table:number-columns-repeated="2"/>
          <table:table-cell/>
          <table:table-cell table:style-name="ce7" office:value-type="string" calcext:value-type="string" table:number-columns-spanned="4" table:number-rows-spanned="1">
            <text:p>Standard</text:p>
          </table:table-cell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/>
          <table:table-cell table:style-name="ce9" office:value-type="string" calcext:value-type="string" table:number-columns-spanned="2" table:number-rows-spanned="1">
            <text:p>Problema</text:p>
          </table:table-cell>
          <table:covered-table-cell table:style-name="ce17"/>
          <table:table-cell table:style-name="ce24" office:value-type="string" calcext:value-type="string">
            <text:p>Quantidade</text:p>
          </table:table-cell>
          <table:table-cell table:style-name="ce24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" table:formula="of:=COUNTIF([.B3:.B177];&quot;excellent&quot;)" office:value-type="float" office:value="111" calcext:value-type="float">
            <text:p>111</text:p>
          </table:table-cell>
          <table:table-cell table:style-name="ce8" table:formula="of:=([.B183]/[.B187])*100" office:value-type="float" office:value="63.4285714285714" calcext:value-type="float">
            <text:p>63,43</text:p>
          </table:table-cell>
          <table:table-cell/>
          <table:table-cell table:style-name="ce10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18"/>
          <table:table-cell table:style-name="ce25" office:value-type="float" office:value="12" calcext:value-type="float">
            <text:p>12</text:p>
          </table:table-cell>
          <table:table-cell table:style-name="ce30" table:formula="of:=([.G183]/[.G191])*100" office:value-type="float" office:value="30" calcext:value-type="float">
            <text:p>30,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" table:formula="of:=COUNTIF([.B3:.B177];&quot;good&quot;)" office:value-type="float" office:value="24" calcext:value-type="float">
            <text:p>24</text:p>
          </table:table-cell>
          <table:table-cell table:style-name="ce8" table:formula="of:=([.B184]/[.B187])*100" office:value-type="float" office:value="13.7142857142857" calcext:value-type="float">
            <text:p>13,71</text:p>
          </table:table-cell>
          <table:table-cell/>
          <table:table-cell table:style-name="ce11" office:value-type="string" calcext:value-type="string" table:number-columns-spanned="1" table:number-rows-spanned="4">
            <text:p>Não anotou a label que deveria.</text:p>
          </table:table-cell>
          <table:table-cell table:style-name="ce19" office:value-type="string" calcext:value-type="string">
            <text:p>Participa de uma escolha não LL(1)</text:p>
          </table:table-cell>
          <table:table-cell table:style-name="ce26" office:value-type="float" office:value="14" calcext:value-type="float">
            <text:p>14</text:p>
          </table:table-cell>
          <table:table-cell table:style-name="ce61" table:formula="of:=([.G187]/[.G191])*100" office:value-type="float" office:value="45" calcext:value-type="float" table:number-columns-spanned="1" table:number-rows-spanned="4">
            <text:p>45,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" table:formula="of:=COUNTIF([.B3:.B177];&quot;poor&quot;)" office:value-type="float" office:value="40" calcext:value-type="float">
            <text:p>40</text:p>
          </table:table-cell>
          <table:table-cell table:style-name="ce8" table:formula="of:=([.B185]/[.B187])*100" office:value-type="float" office:value="22.8571428571429" calcext:value-type="float">
            <text:p>22,86</text:p>
          </table:table-cell>
          <table:table-cell/>
          <table:covered-table-cell table:style-name="ce37"/>
          <table:table-cell table:style-name="ce20" office:value-type="string" calcext:value-type="string">
            <text:p>Problema do else </text:p>
          </table:table-cell>
          <table:table-cell table:style-name="ce27" office:value-type="float" office:value="1" calcext:value-type="float">
            <text:p>1</text:p>
          </table:table-cell>
          <table:covered-table-cell table:style-name="ce32"/>
          <table:table-cell table:number-columns-repeated="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" table:formula="of:=COUNTIF([.B3:.B177];&quot;none&quot;)" office:value-type="float" office:value="0" calcext:value-type="float">
            <text:p>0</text:p>
          </table:table-cell>
          <table:table-cell table:style-name="ce8" table:formula="of:=([.B186]/[.B187])*100" office:value-type="float" office:value="0" calcext:value-type="float">
            <text:p>0,00</text:p>
          </table:table-cell>
          <table:table-cell/>
          <table:covered-table-cell table:style-name="ce37"/>
          <table:table-cell table:style-name="ce20" office:value-type="string" calcext:value-type="string">
            <text:p>Repetição não LL(1)</text:p>
          </table:table-cell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183:.B186])" office:value-type="float" office:value="175" calcext:value-type="float">
            <text:p>175</text:p>
          </table:table-cell>
          <table:table-cell table:style-name="ce8" table:formula="of:=([.B187]/[.B187])*100" office:value-type="float" office:value="100" calcext:value-type="float">
            <text:p>100,00</text:p>
          </table:table-cell>
          <table:table-cell/>
          <table:covered-table-cell table:style-name="ce37"/>
          <table:table-cell table:style-name="ce21" office:value-type="string" calcext:value-type="string">
            <text:p>Total:</text:p>
          </table:table-cell>
          <table:table-cell table:style-name="ce28" table:formula="of:=SUM([.G184:.G186])" office:value-type="float" office:value="18" calcext:value-type="float">
            <text:p>18</text:p>
          </table:table-cell>
          <table:covered-table-cell table:style-name="ce32"/>
          <table:table-cell table:number-columns-repeated="4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30" table:formula="of:=([.G188]/[.G191])*100" office:value-type="float" office:value="2.5" calcext:value-type="float">
            <text:p>2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</text:p>
          </table:table-cell>
          <table:table-cell table:style-name="ce52"/>
          <table:table-cell table:style-name="ce5"/>
          <table:table-cell/>
          <table:table-cell table:style-name="ce37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18"/>
          <table:table-cell table:style-name="ce29" office:value-type="float" office:value="3" calcext:value-type="float">
            <text:p>3</text:p>
          </table:table-cell>
          <table:table-cell table:style-name="ce61" table:formula="of:=([.G189]/[.G191])*100" office:value-type="float" office:value="7.5" calcext:value-type="float">
            <text:p>7,5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/>
          <table:table-cell table:style-name="ce10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2"/>
          <table:table-cell table:style-name="ce25" office:value-type="float" office:value="6" calcext:value-type="float">
            <text:p>6</text:p>
          </table:table-cell>
          <table:table-cell table:style-name="ce30" table:formula="of:=([.G190]/[.G191])*100" office:value-type="float" office:value="15" calcext:value-type="float">
            <text:p>15,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C3:.C177];&quot;excellent&quot;)" office:value-type="float" office:value="41" calcext:value-type="float">
            <text:p>41</text:p>
          </table:table-cell>
          <table:table-cell table:style-name="ce8" table:formula="of:=([.B191]/[.B195])*100" office:value-type="float" office:value="23.4285714285714" calcext:value-type="float">
            <text:p>23,43</text:p>
          </table:table-cell>
          <table:table-cell/>
          <table:table-cell table:style-name="ce14" office:value-type="string" calcext:value-type="string" table:number-columns-spanned="2" table:number-rows-spanned="1">
            <text:p>Total:</text:p>
          </table:table-cell>
          <table:covered-table-cell table:style-name="ce18"/>
          <table:table-cell table:style-name="ce29" table:formula="of:=SUM([.G183];[.G187];[.G188];[.G189];[.G190])" office:value-type="float" office:value="40" calcext:value-type="float">
            <text:p>40</text:p>
          </table:table-cell>
          <table:table-cell table:style-name="ce61" table:formula="of:=([.G191]/[.G191])*100" office:value-type="float" office:value="100" calcext:value-type="float">
            <text:p>100,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C3:.C177];&quot;good&quot;)" office:value-type="float" office:value="8" calcext:value-type="float">
            <text:p>8</text:p>
          </table:table-cell>
          <table:table-cell table:style-name="ce8" table:formula="of:=[.B192]/[.B195]*100" office:value-type="float" office:value="4.57142857142857" calcext:value-type="float">
            <text:p>4,5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C3:.C177];&quot;poor&quot;)" office:value-type="float" office:value="107" calcext:value-type="float">
            <text:p>107</text:p>
          </table:table-cell>
          <table:table-cell table:style-name="ce8" table:formula="of:=[.B193]/[.B195]*100" office:value-type="float" office:value="61.1428571428572" calcext:value-type="float">
            <text:p>61,1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C3:.C177];&quot;none&quot;)" office:value-type="float" office:value="19" calcext:value-type="float">
            <text:p>19</text:p>
          </table:table-cell>
          <table:table-cell table:style-name="ce8" table:formula="of:=[.B194]/[.B195]*100" office:value-type="float" office:value="10.8571428571429" calcext:value-type="float">
            <text:p>10,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1:.B194])" office:value-type="float" office:value="175" calcext:value-type="float">
            <text:p>175</text:p>
          </table:table-cell>
          <table:table-cell table:style-name="ce8" table:formula="of:=[.B195]/[.B195]*100" office:value-type="float" office:value="100" calcext:value-type="float">
            <text:p>100,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Alt2</text:p>
          </table:table-cell>
          <table:table-cell table:style-name="ce52"/>
          <table:table-cell table:style-name="ce5"/>
          <table:table-cell table:number-columns-repeated="9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D3:.D177];&quot;excellent&quot;)" office:value-type="float" office:value="70" calcext:value-type="float">
            <text:p>70</text:p>
          </table:table-cell>
          <table:table-cell table:style-name="ce8" table:formula="of:=([.B199]/[.B203])*100" office:value-type="float" office:value="40" calcext:value-type="float">
            <text:p>40,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D3:.D177];&quot;good&quot;)" office:value-type="float" office:value="19" calcext:value-type="float">
            <text:p>19</text:p>
          </table:table-cell>
          <table:table-cell table:style-name="ce8" table:formula="of:=[.B200]/[.B203]*100" office:value-type="float" office:value="10.8571428571429" calcext:value-type="float">
            <text:p>10,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D3:.D177];&quot;poor&quot;)" office:value-type="float" office:value="68" calcext:value-type="float">
            <text:p>68</text:p>
          </table:table-cell>
          <table:table-cell table:style-name="ce8" table:formula="of:=[.B201]/[.B203]*100" office:value-type="float" office:value="38.8571428571429" calcext:value-type="float">
            <text:p>38,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D3:.D177];&quot;none&quot;)" office:value-type="float" office:value="18" calcext:value-type="float">
            <text:p>18</text:p>
          </table:table-cell>
          <table:table-cell table:style-name="ce8" table:formula="of:=[.B202]/[.B203]*100" office:value-type="float" office:value="10.2857142857143" calcext:value-type="float">
            <text:p>10,2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9:.B202])" office:value-type="float" office:value="175" calcext:value-type="float">
            <text:p>175</text:p>
          </table:table-cell>
          <table:table-cell table:style-name="ce8" table:formula="of:=[.B203]/[.B203]*100" office:value-type="float" office:value="100" calcext:value-type="float">
            <text:p>100,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Unique</text:p>
          </table:table-cell>
          <table:table-cell table:style-name="ce52"/>
          <table:table-cell table:style-name="ce5"/>
          <table:table-cell table:number-columns-repeated="9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G3:.G177];&quot;excellent&quot;)" office:value-type="float" office:value="42" calcext:value-type="float">
            <text:p>42</text:p>
          </table:table-cell>
          <table:table-cell table:style-name="ce8" table:formula="of:=([.B207]/[.B211])*100" office:value-type="float" office:value="24" calcext:value-type="float">
            <text:p>24,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G3:.G177];&quot;good&quot;)" office:value-type="float" office:value="6" calcext:value-type="float">
            <text:p>6</text:p>
          </table:table-cell>
          <table:table-cell table:style-name="ce8" table:formula="of:=[.B208]/[.B211]*100" office:value-type="float" office:value="3.42857142857143" calcext:value-type="float">
            <text:p>3,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G3:.G177];&quot;poor&quot;)" office:value-type="float" office:value="4" calcext:value-type="float">
            <text:p>4</text:p>
          </table:table-cell>
          <table:table-cell table:style-name="ce8" table:formula="of:=[.B209]/[.B211]*100" office:value-type="float" office:value="2.28571428571429" calcext:value-type="float">
            <text:p>2,2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G3:.G177];&quot;none&quot;)" office:value-type="float" office:value="123" calcext:value-type="float">
            <text:p>123</text:p>
          </table:table-cell>
          <table:table-cell table:style-name="ce8" table:formula="of:=[.B210]/[.B211]*100" office:value-type="float" office:value="70.2857142857143" calcext:value-type="float">
            <text:p>70,2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07:.B210])" office:value-type="float" office:value="175" calcext:value-type="float">
            <text:p>175</text:p>
          </table:table-cell>
          <table:table-cell table:style-name="ce8" table:formula="of:=[.B211]/[.B211]*100" office:value-type="float" office:value="100" calcext:value-type="float">
            <text:p>100,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Upath</text:p>
          </table:table-cell>
          <table:table-cell table:style-name="ce52"/>
          <table:table-cell table:style-name="ce5"/>
          <table:table-cell table:number-columns-repeated="9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H3:.H177];&quot;excellent&quot;)" office:value-type="float" office:value="55" calcext:value-type="float">
            <text:p>55</text:p>
          </table:table-cell>
          <table:table-cell table:style-name="ce8" table:formula="of:=([.B215]/[.B219])*100" office:value-type="float" office:value="31.4285714285714" calcext:value-type="float">
            <text:p>31,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H3:.H177];&quot;good&quot;)" office:value-type="float" office:value="6" calcext:value-type="float">
            <text:p>6</text:p>
          </table:table-cell>
          <table:table-cell table:style-name="ce8" table:formula="of:=[.B216]/[.B219]*100" office:value-type="float" office:value="3.42857142857143" calcext:value-type="float">
            <text:p>3,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H11:.H185];&quot;poor&quot;)" office:value-type="float" office:value="2" calcext:value-type="float">
            <text:p>2</text:p>
          </table:table-cell>
          <table:table-cell table:style-name="ce8" table:formula="of:=[.B217]/[.B219]*100" office:value-type="float" office:value="1.14285714285714" calcext:value-type="float">
            <text:p>1,1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H3:.H177];&quot;none&quot;)" office:value-type="float" office:value="112" calcext:value-type="float">
            <text:p>112</text:p>
          </table:table-cell>
          <table:table-cell table:style-name="ce8" table:formula="of:=[.B218]/[.B219]*100" office:value-type="float" office:value="64" calcext:value-type="float">
            <text:p>64,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15:.B218])" office:value-type="float" office:value="175" calcext:value-type="float">
            <text:p>175</text:p>
          </table:table-cell>
          <table:table-cell table:style-name="ce8" table:formula="of:=[.B219]/[.B219]*100" office:value-type="float" office:value="100" calcext:value-type="float">
            <text:p>100,00</text:p>
          </table:table-cell>
          <table:table-cell table:number-columns-repeated="9"/>
        </table:table-row>
        <table:table-row table:style-name="ro1" table:number-rows-repeated="10483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3:53:26.092086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4H58M31S</meta:editing-duration>
    <meta:editing-cycles>30</meta:editing-cycles>
    <meta:generator>LibreOffice/6.1.4.2$Linux_X86_64 LibreOffice_project/9d0f32d1f0b509096fd65e0d4bec26ddd1938fd3</meta:generator>
    <dc:date>2019-06-06T18:17:34.914308486</dc:date>
    <meta:document-statistic meta:table-count="1" meta:cell-count="1831" meta:object-count="0"/>
  </office:meta>
</office:document-meta>
</file>